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198.91pt"/>
    </style:style>
    <style:style style:name="co8" style:family="table-column">
      <style:table-column-properties fo:break-before="auto" style:column-width="152.25pt"/>
    </style:style>
    <style:style style:name="co9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</table:table-row>
        <table:table-row table:style-name="ro2">
          <table:table-cell/>
        </table:table-row>
        <table:table-row table:style-name="ro3">
          <table:table-cell table:style-name="ce4" office:value-type="string" calcext:value-type="string">
            <text:p>http://www.geoportail.gouv.fr/depot/api/tutoriel/WMTS_QGIS.pdf</text:p>
          </table:table-cell>
        </table:table-row>
        <table:table-row table:style-name="ro2">
          <table:table-cell office:value-type="string" calcext:value-type="string">
            <text:p>(tile import geoportail?)</text:p>
          </table:table-cell>
        </table:table-row>
        <table:table-row table:style-name="ro2">
          <table:table-cell/>
        </table:table-row>
        <table:table-row table:style-name="ro3">
          <table:table-cell table:style-name="ce4" office:value-type="string" calcext:value-type="string">
            <text:p>https://oscarperpinan.github.io/rastervis</text:p>
          </table:table-cell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7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</table:table>
      <table:table table:name="Tools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Mail</text:p>
          </table:table-cell>
        </table:table-row>
        <table:table-row table:style-name="ro2">
          <table:table-cell table:style-name="ce5" office:value-type="string" calcext:value-type="string">
            <text:p><text:a xlink:href="https://github.com/astroidmail/astroid" xlink:type="simple">https://github.com/astroidmail/astroid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notmuchmail.org/" xlink:type="simple">https://notmuchmail.org/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 table:style-name="ce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</table:table-row>
        <table:table-row table:style-name="ro2">
          <table:table-cell/>
        </table:table-row>
        <table:table-row table:style-name="ro3">
          <table:table-cell table:style-name="ce4" office:value-type="string" calcext:value-type="string">
            <text:p>https://cran.r-project.org/src/contrib/Archive/rmongodb</text:p>
          </table:table-cell>
        </table:table-row>
      </table:table>
      <table:table table:name="Scientometrics" table:style-name="ta1">
        <table:table-column table:style-name="co8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altmetrics</text:p>
          </table:table-cell>
        </table:table-row>
        <table:table-row table:style-name="ro2">
          <table:table-cell table:style-name="ce5" office:value-type="string" calcext:value-type="string">
            <text:p><text:a xlink:href="http://altmetrics.org/altmetrics16/" xlink:type="simple">http://altmetrics.org/altmetrics16/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retraction watch</text:p>
          </table:table-cell>
        </table:table-row>
        <table:table-row table:style-name="ro2">
          <table:table-cell table:style-name="ce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</table:table-row>
      </table:table>
      <table:table table:name="Misc" table:style-name="ta1" table:print="false">
        <table:table-column table:style-name="co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21:10:12.0979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5-08T21:27:03.015638000</dc:date>
    <meta:editing-duration>PT36M6S</meta:editing-duration>
    <meta:editing-cycles>20</meta:editing-cycles>
    <meta:generator>LibreOffice/5.4.6.2$MacOSX_X86_64 LibreOffice_project/4014ce260a04f1026ba855d3b8d91541c224eab8</meta:generator>
    <meta:document-statistic meta:table-count="9" meta:cell-count="38" meta:object-count="0"/>
    <meta:user-defined meta:name=""/>
  </office:meta>
</office:document-meta>
</file>